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U.S. Presidential Election</text:p>
          </draw:text-box>
        </draw:frame>
        <draw:frame presentation:style-name="pr2" draw:layer="layout" svg:width="25.199cm" svg:height="14.644cm" svg:x="1.4cm" svg:y="4.914cm" presentation:class="outline" presentation:user-transformed="true">
          <draw:text-box>
            <text:list text:style-name="L2">
              <text:list-item>
                <text:p>Problem: With greater divergence between the two primary parties within U.S., we seek to find the main determinants of voter choice</text:p>
              </text:list-item>
              <text:list-item>
                <text:p>Data: There is a nice pool of data organized on Kaggle, containing primary results data, region information, demographic data, and more</text:p>
                <text:list>
                  <text:list-item>
                    <text:p>Data: <text:a xlink:href="https://www.kaggle.com/benhamner/2016-us-election" xlink:type="simple">https://www.kaggle.com/benhamner/2016-us-election</text:a></text:p>
                  </text:list-item>
                </text:list>
              </text:list-item>
              <text:list-item>
                <text:p>Hypotheses: The usual indicators of age, race and gender will be large drivers, but I believe there will be other variables discovered that will provide strong prediction of voter choice.</text:p>
                <text:list>
                  <text:list-item>
                    <text:p>e.g. voter choice ~ x_1*age + … + x_n*region + b</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Regime Change Impact</text:p>
          </draw:text-box>
        </draw:frame>
        <draw:frame presentation:style-name="pr2" draw:layer="layout" svg:width="25.199cm" svg:height="12.179cm" svg:x="1.4cm" svg:y="4.914cm" presentation:class="outline" presentation:user-transformed="true">
          <draw:text-box>
            <text:list text:style-name="L2">
              <text:list-item>
                <text:p>Problem: In light of the increased probability of political reforms globally (e.g. Brexit, U.S. elections), what is the long-term impact of reforms on key indicators such as GDP?</text:p>
              </text:list-item>
              <text:list-item>
                <text:p>Data: Using IMF/World Bank data, we will analyze major political events using a jump discontinuity model to capture impact</text:p>
                <text:list>
                  <text:list-item>
                    <text:p><text:a xlink:href="http://www.imf.org/external/ns/cs.aspx?id=28" xlink:type="simple">http://www.imf.org/external/ns/cs.aspx?id=28</text:a></text:p>
                  </text:list-item>
                </text:list>
              </text:list-item>
              <text:list-item>
                <text:p>Hypotheses: If we are able to shape the data correctly, we should be able to discern the impact of drastic changes in political regimes upon key indicator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presentation:user-transformed="true">
          <draw:text-box>
            <text:p>Insights from the Housing Market</text:p>
          </draw:text-box>
        </draw:frame>
        <draw:frame presentation:style-name="pr2" draw:layer="layout" svg:width="25.199cm" svg:height="14.898cm" svg:x="1.4cm" svg:y="4.914cm" presentation:class="outline" presentation:user-transformed="true">
          <draw:text-box>
            <text:list text:style-name="L2">
              <text:list-item>
                <text:p>Problem: What can be learned from the housing market? Generally, economists view this indicator as positively correlated with an economy's growth. What more can we infer from this indicator?</text:p>
              </text:list-item>
              <text:list-item>
                <text:p>Data: I will need to employ, merge and clean multiple datsets. For starters, monthly U.S. Census data on housing starts since 1960 and loan origination data from 1990. Will intersect these datasets with indicators that I find later for interesting analysis/results</text:p>
              </text:list-item>
              <text:list-item>
                <text:p>Hypothesis: The traditional view on the relationship between the housing market and the overall health of an economy will be more aptly explained by a deeper exploration of other related indicators. <text:s/></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Previous Work</text:p>
          </draw:text-box>
        </draw:frame>
        <draw:frame presentation:style-name="pr2" draw:layer="layout" svg:width="25.199cm" svg:height="12.179cm" svg:x="1.4cm" svg:y="4.914cm" presentation:class="outline">
          <draw:text-box>
            <text:list text:style-name="L2">
              <text:list-item>
                <text:p>Part of the intrigue of predicting U.S. election outcomes come from the results of the Median Voter Theorem. My work will build on that theories assumptions in order to hopefully discern the median voter's preferences</text:p>
              </text:list-item>
              <text:list-item>
                <text:p>Caroline Freund and <text:s/>Melise Jaud find a positive impact on transitions to democratic governments in their 2012 paper. Our take will be more granular, taking a look not only at scheme changes (socialist to democratic) but also ideological schisms. </text:p>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7T09:54:53.517822000</meta:creation-date>
    <dc:date>2016-06-27T11:08:55.686765000</dc:date>
    <meta:editing-duration>PT40M16S</meta:editing-duration>
    <meta:editing-cycles>2</meta:editing-cycles>
    <meta:generator>LibreOffice/5.0.6.3$MacOSX_X86_64 LibreOffice_project/490fc03b25318460cfc54456516ea2519c11d1aa</meta:generator>
    <meta:document-statistic meta:object-count="37"/>
  </office:meta>
</office:document-meta>
</file>